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draw:rect draw:style-name="gr1" draw:text-style-name="P1" draw:layer="layout" svg:width="5.715cm" svg:height="2.54cm" svg:x="4.445cm" svg:y="3.175cm">
          <text:p text:style-name="P1">Simulation Thorn</text:p>
        </draw:rect>
        <draw:rect draw:style-name="gr2" draw:text-style-name="P1" draw:layer="layout" svg:width="3.81cm" svg:height="2.54cm" svg:x="10.795cm" svg:y="3.175cm">
          <text:p text:style-name="P1">IO</text:p>
          <text:p text:style-name="P1">Thorn</text:p>
        </draw:rect>
        <draw:rect draw:style-name="gr2" draw:text-style-name="P1" draw:layer="layout" svg:width="10.16cm" svg:height="2.54cm" svg:x="4.445cm" svg:y="6.35cm">
          <text:p text:style-name="P1">Cactus</text:p>
        </draw:rect>
        <draw:rect draw:style-name="gr2" draw:text-style-name="P1" draw:layer="layout" svg:width="20.955cm" svg:height="1.905cm" svg:x="4.445cm" svg:y="9.525cm">
          <text:p text:style-name="P1">Lazarus</text:p>
        </draw:rect>
        <draw:rect draw:style-name="gr2" draw:text-style-name="P1" draw:layer="layout" svg:width="5.715cm" svg:height="1.905cm" svg:x="4.445cm" svg:y="12.065cm">
          <text:p text:style-name="P1">BigJob Abstraction</text:p>
        </draw:rect>
        <draw:rect draw:style-name="gr2" draw:text-style-name="P1" draw:layer="layout" svg:width="5.715cm" svg:height="1.905cm" svg:x="10.795cm" svg:y="12.065cm">
          <text:p text:style-name="P1">File Adapter</text:p>
        </draw:rect>
        <draw:rect draw:style-name="gr1" draw:text-style-name="P1" draw:layer="layout" svg:width="3.175cm" svg:height="1.905cm" svg:x="17.145cm" svg:y="12.065cm">
          <text:p text:style-name="P1">BQP</text:p>
        </draw:rect>
        <draw:rect draw:style-name="gr1" draw:text-style-name="P1" draw:layer="layout" svg:width="4.445cm" svg:height="1.905cm" svg:x="20.955cm" svg:y="12.065cm">
          <text:p text:style-name="P1">Fault Tolerance</text:p>
        </draw:rect>
        <draw:rect draw:style-name="gr1" draw:text-style-name="P1" draw:layer="layout" svg:width="5.715cm" svg:height="2.54cm" svg:x="15.24cm" svg:y="3.175cm">
          <text:p text:style-name="P1">EnKf Thorn</text:p>
        </draw:rect>
        <draw:rect draw:style-name="gr2" draw:text-style-name="P1" draw:layer="layout" svg:width="3.81cm" svg:height="2.54cm" svg:x="21.59cm" svg:y="3.175cm">
          <text:p text:style-name="P1">IO</text:p>
          <text:p text:style-name="P1">Thorn</text:p>
        </draw:rect>
        <draw:rect draw:style-name="gr2" draw:text-style-name="P1" draw:layer="layout" svg:width="10.16cm" svg:height="2.54cm" svg:x="15.24cm" svg:y="6.35cm">
          <text:p text:style-name="P1">Cactus</text:p>
        </draw:rect>
        <draw:rect draw:style-name="gr2" draw:text-style-name="P1" draw:layer="layout" svg:width="12.065cm" svg:height="1.905cm" svg:x="4.445cm" svg:y="14.605cm">
          <text:p text:style-name="P1">SAGA Python Bindings</text:p>
        </draw:rect>
        <draw:custom-shape draw:style-name="gr3" draw:text-style-name="P1" draw:layer="layout" svg:width="1.27cm" svg:height="1.905cm" svg:x="6.3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2.06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7.78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22.86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8.89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9.68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6.985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3.1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8.3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22.6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6.986cm" svg:y="13.5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3.186cm" svg:y="13.6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draw:custom-shape draw:style-name="gr5" draw:text-style-name="P1" draw:id="id7" draw:layer="layout" svg:width="2.901cm" svg:height="1.786cm" svg:x="11.069cm" svg:y="8.612cm">
          <text:p text:style-name="P1">Laz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3" draw:layer="layout" svg:width="2.646cm" svg:height="1.786cm" svg:x="4.445cm" svg:y="4.445cm">
          <text:p text:style-name="P1">Sim.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" draw:layer="layout" svg:width="2.646cm" svg:height="1.786cm" svg:x="4.445cm" svg:y="6.826cm">
          <text:p text:style-name="P1">IO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4" draw:layer="layout" svg:width="2.646cm" svg:height="1.786cm" svg:x="4.445cm" svg:y="9.803cm">
          <text:p text:style-name="P1">EnKf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2" draw:layer="layout" svg:width="2.645cm" svg:height="1.786cm" svg:x="8.408cm" svg:y="5.611cm">
          <text:p text:style-name="P1">Cactus</text:p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5" draw:layer="layout" svg:width="2.645cm" svg:height="1.786cm" svg:x="8.408cm" svg:y="11.1cm">
          <text:p text:style-name="P1">Cactus</text:p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6" draw:layer="layout" svg:width="2.646cm" svg:height="1.786cm" svg:x="4.445cm" svg:y="12.184cm">
          <text:p text:style-name="P1">IO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7.091cm" svg:y1="7.719cm" svg:x2="8.408cm" svg:y2="6.504cm" draw:start-shape="id1" draw:start-glue-point="1" draw:end-shape="id2" draw:end-glue-point="3" svg:d="m7091 7719 1317-1215">
          <text:p/>
        </draw:connector>
        <draw:connector draw:style-name="gr8" draw:text-style-name="P1" draw:layer="layout" draw:type="line" svg:x1="7.091cm" svg:y1="5.338cm" svg:x2="8.408cm" svg:y2="6.504cm" draw:start-shape="id3" draw:start-glue-point="1" draw:end-shape="id2" draw:end-glue-point="3" svg:d="m7091 5338 1317 1166">
          <text:p/>
        </draw:connector>
        <draw:connector draw:style-name="gr8" draw:text-style-name="P1" draw:layer="layout" draw:type="line" svg:x1="7.091cm" svg:y1="10.696cm" svg:x2="8.408cm" svg:y2="11.993cm" draw:start-shape="id4" draw:start-glue-point="1" draw:end-shape="id5" draw:end-glue-point="3" svg:d="m7091 10696 1317 1297">
          <text:p/>
        </draw:connector>
        <draw:connector draw:style-name="gr8" draw:text-style-name="P1" draw:layer="layout" draw:type="line" svg:x1="7.091cm" svg:y1="13.077cm" svg:x2="8.408cm" svg:y2="11.993cm" draw:start-shape="id6" draw:start-glue-point="1" draw:end-shape="id5" draw:end-glue-point="3" svg:d="m7091 13077 1317-1084">
          <text:p/>
        </draw:connector>
        <draw:connector draw:style-name="gr8" draw:text-style-name="P1" draw:layer="layout" draw:type="line" svg:x1="11.053cm" svg:y1="6.504cm" svg:x2="12.519cm" svg:y2="8.612cm" draw:start-shape="id2" draw:start-glue-point="1" draw:end-shape="id7" draw:end-glue-point="0" svg:d="m11053 6504 1466 2108">
          <text:p/>
        </draw:connector>
        <draw:connector draw:style-name="gr8" draw:text-style-name="P1" draw:layer="layout" draw:type="line" svg:x1="11.053cm" svg:y1="11.993cm" svg:x2="12.519cm" svg:y2="10.398cm" draw:start-shape="id5" draw:start-glue-point="1" draw:end-shape="id7" draw:end-glue-point="2" svg:d="m11053 11993 1466-1595">
          <text:p/>
        </draw:connector>
        <draw:custom-shape draw:style-name="gr5" draw:text-style-name="P1" draw:id="id9" draw:layer="layout" svg:width="2.901cm" svg:height="1.786cm" svg:x="23.769cm" svg:y="8.255cm">
          <text:p text:style-name="P1">Laz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0" draw:layer="layout" svg:width="3.281cm" svg:height="1.786cm" svg:x="18.689cm" svg:y="4.445cm">
          <text:p text:style-name="P1">BigJob</text:p>
          <text:p text:style-name="P1">Abs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8" draw:layer="layout" svg:width="2.646cm" svg:height="1.786cm" svg:x="19.324cm" svg:y="6.826cm">
          <text:p text:style-name="P1">File</text:p>
          <text:p text:style-name="P1">Ada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1" draw:layer="layout" svg:width="2.646cm" svg:height="1.786cm" svg:x="19.324cm" svg:y="9.902cm">
          <text:p text:style-name="P1">BQP</text:p>
          <text:p text:style-name="P1">(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2" draw:layer="layout" svg:width="3.175cm" svg:height="1.786cm" svg:x="18.689cm" svg:y="12.184cm">
          <text:p text:style-name="P1">Fault</text:p>
          <text:p text:style-name="P1">Toler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1.97cm" svg:y1="7.719cm" svg:x2="23.769cm" svg:y2="9.148cm" draw:start-shape="id8" draw:start-glue-point="1" draw:end-shape="id9" draw:end-glue-point="3" svg:d="m21970 7719 1799 1429">
          <text:p/>
        </draw:connector>
        <draw:connector draw:style-name="gr8" draw:text-style-name="P1" draw:layer="layout" draw:type="line" svg:x1="21.97cm" svg:y1="5.338cm" svg:x2="25.219cm" svg:y2="8.255cm" draw:start-shape="id10" draw:start-glue-point="1" draw:end-shape="id9" draw:end-glue-point="0" svg:d="m21970 5338 3249 2917">
          <text:p/>
        </draw:connector>
        <draw:connector draw:style-name="gr8" draw:text-style-name="P1" draw:layer="layout" draw:type="line" svg:x1="21.97cm" svg:y1="10.795cm" svg:x2="23.769cm" svg:y2="9.148cm" draw:start-shape="id11" draw:start-glue-point="1" draw:end-shape="id9" draw:end-glue-point="3" svg:d="m21970 10795 1799-1647">
          <text:p/>
        </draw:connector>
        <draw:connector draw:style-name="gr8" draw:text-style-name="P1" draw:layer="layout" draw:type="line" svg:x1="21.864cm" svg:y1="13.077cm" svg:x2="25.219cm" svg:y2="10.041cm" draw:start-shape="id12" draw:start-glue-point="1" draw:end-shape="id9" draw:end-glue-point="2" svg:d="m21864 13077 3355-3036">
          <text:p/>
        </draw:connector>
        <draw:custom-shape draw:style-name="gr10" draw:text-style-name="P1" draw:id="id13" draw:layer="layout" svg:width="2.54cm" svg:height="2.54cm" svg:x="15.24cm" svg:y="5.08cm">
          <text:p text:style-name="P1">SAGA</text:p>
          <text:p text:style-name="P1">Python</text:p>
          <text:p text:style-name="P1">Bind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78cm" svg:y1="6.35cm" svg:x2="18.689cm" svg:y2="5.338cm" draw:start-shape="id13" draw:start-glue-point="1" draw:end-shape="id10" draw:end-glue-point="3" svg:d="m17780 6350 909-1012">
          <text:p/>
        </draw:connector>
        <draw:connector draw:style-name="gr8" draw:text-style-name="P1" draw:layer="layout" draw:type="line" svg:x1="17.78cm" svg:y1="6.35cm" svg:x2="19.324cm" svg:y2="7.719cm" draw:start-shape="id13" draw:start-glue-point="1" draw:end-shape="id8" draw:end-glue-point="3" svg:d="m17780 6350 1544 1369">
          <text:p/>
        </draw:connector>
        <draw:custom-shape draw:style-name="gr10" draw:text-style-name="P1" draw:id="id14" draw:layer="layout" svg:width="2.54cm" svg:height="2.54cm" svg:x="15.24cm" svg:y="8.255cm">
          <text:p text:style-name="P1">BQP</text:p>
          <text:p text:style-name="P1">C</text:p>
          <text:p text:style-name="P1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78cm" svg:y1="9.525cm" svg:x2="19.324cm" svg:y2="10.795cm" draw:start-shape="id14" draw:start-glue-point="1" draw:end-shape="id11" draw:end-glue-point="3" svg:d="m17780 9525 1544 1270">
          <text:p/>
        </draw:connector>
        <draw:custom-shape draw:style-name="gr10" draw:text-style-name="P1" draw:id="id15" draw:layer="layout" svg:width="2.54cm" svg:height="2.54cm" svg:x="15.24cm" svg:y="11.409cm">
          <text:p text:style-name="P1">User</text:p>
          <text:p text:style-name="P1">Tools</text:p>
          <text:p text:style-name="P1">(HDF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78cm" svg:y1="12.679cm" svg:x2="18.689cm" svg:y2="13.077cm" draw:start-shape="id15" draw:start-glue-point="1" draw:end-shape="id12" draw:end-glue-point="3" svg:d="m17780 12679 909 398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ffcc99" draw:end-color="#ffffff" draw:start-intensity="100%" draw:end-intensity="100%" draw:angle="0" draw:border="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ff00" draw:end-color="#ffffff" draw:start-intensity="100%" draw:end-intensity="100%" draw:angle="0" draw:border="0%"/>
    <draw:gradient draw:name="Gradient_20_9" draw:display-name="Gradient 9" draw:style="linear" draw:start-color="#ff420e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aakoub Khamra</meta:initial-creator>
    <meta:creation-date>2009-02-16T10:32:43</meta:creation-date>
    <meta:editing-duration>PT00H33M15S</meta:editing-duration>
    <meta:editing-cycles>6</meta:editing-cycles>
    <dc:date>2009-03-08T20:50:14</dc:date>
    <dc:creator>Yaakoub Khamra</dc:creator>
    <meta:generator>OpenOffice.org/3.0$Unix OpenOffice.org_project/300m15$Build-9379</meta:gener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